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style:text-properties fo:font-variant="normal" fo:text-transform="none" fo:color="#000000" style:text-line-through-style="none" style:font-name="Times New Roman" fo:font-size="9.75pt" fo:font-style="normal" style:text-underline-style="none" fo:font-weight="normal" style:text-blinking="false" fo:background-color="transparent"/>
    </style:style>
    <style:style style:name="P2"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5" style:family="paragraph" style:parent-style-name="Standard">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6"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7"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8"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9"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0"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1" style:family="paragraph" style:parent-style-name="Text_20_body" style:list-style-name="L4">
      <style:paragraph-properties fo:margin-top="0cm" fo:margin-bottom="0cm" fo:line-height="100%"/>
      <style:text-properties style:font-name="Times New Roman" fo:font-size="12pt"/>
    </style:style>
    <style:style style:name="P12"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3" style:family="paragraph" style:parent-style-name="Text_20_body" style:list-style-name="L4">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4"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5" style:family="paragraph" style:parent-style-name="Text_20_body" style:list-style-name="L3">
      <style:paragraph-properties fo:margin-top="0cm" fo:margin-bottom="0cm" fo:line-height="100%" style:writing-mode="lr-tb"/>
    </style:style>
    <style:style style:name="P16" style:family="paragraph" style:parent-style-name="Text_20_body">
      <style:paragraph-properties fo:margin-left="0cm" fo:margin-right="0cm" fo:margin-top="0cm" fo:margin-bottom="0cm" fo:line-height="100%" fo:text-align="start" style:justify-single-word="false" fo:text-indent="0cm" style:auto-text-indent="false" style:writing-mode="lr-tb"/>
    </style:style>
    <style:style style:name="T1" style:family="text">
      <style:text-properties fo:font-variant="normal" fo:text-transform="none" fo:color="#000000" style:text-line-through-style="none" style:font-name="Times New Roman" fo:font-size="9.7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Arimaa – CR3 : Wednesday, October 1<text:span text:style-name="T5">st</text:span> </text:p>
      <text:p text:style-name="P16"><text:span text:style-name="T1">Presents : Everyone except </text:span><text:span text:style-name="T4">Prateek</text:span><text:span text:style-name="T1">, Christian Raymond, and Nikos Parlavantzas</text:span></text:p>
      <text:h text:style-name="P3" text:outline-level="1">Order of business :</text:h>
      <text:list xml:id="list5204753841088010233" text:style-name="L1">
        <text:list-item>
          <text:p text:style-name="P8">Choices of conferences</text:p>
        </text:list-item>
        <text:list-item>
          <text:p text:style-name="P10">New incoming in our group</text:p>
        </text:list-item>
        <text:list-item>
          <text:p text:style-name="P10">Gabriel's progress on the Arimaa game</text:p>
        </text:list-item>
        <text:list-item>
          <text:p text:style-name="P10">"État de l'art" by Benoît and Mikail (latest developments)</text:p>
        </text:list-item>
        <text:list-item>
          <text:p text:style-name="P10">MS Project (Baptiste)</text:p>
        </text:list-item>
        <text:list-item>
          <text:p text:style-name="P10">Plan of first report (Dan)</text:p>
        </text:list-item>
        <text:list-item>
          <text:p text:style-name="P10">Work on the deadlines</text:p>
        </text:list-item>
      </text:list>
      <text:p text:style-name="P9"/>
      <text:h text:style-name="P3" text:outline-level="1">Information :</text:h>
      <text:list xml:id="list1834271236884374169" text:style-name="L2">
        <text:list-item>
          <text:p text:style-name="P14">Order of conferences (In French):</text:p>
        </text:list-item>
      </text:list>
      <text:list xml:id="list2826081533180930307" text:style-name="L3">
        <text:list-item>
          <text:list>
            <text:list-item>
              <text:p text:style-name="P15"><text:span text:style-name="T2">Future car conference, between K2000 and James Bond's car</text:span></text:p>
            </text:list-item>
            <text:list-item>
              <text:p text:style-name="P15"><text:span text:style-name="T2">Medical applications for tomorrow</text:span></text:p>
            </text:list-item>
            <text:list-item>
              <text:p text:style-name="P15"><text:span text:style-name="T2">How to become an entrepreneur at the INSA de Rennes</text:span></text:p>
            </text:list-item>
            <text:list-item>
              <text:p text:style-name="P15"><text:span text:style-name="T2">Sustainable development debate/study of the agribusiness</text:span></text:p>
              <text:p text:style-name="P15"><text:span text:style-name="T2">We will attend 3 of these during the telecoms' week (week almost only to work on the project)</text:span></text:p>
            </text:list-item>
          </text:list>
        </text:list-item>
      </text:list>
      <text:list xml:id="list43537620" text:continue-list="list1834271236884374169" text:style-name="L2">
        <text:list-item>
          <text:p text:style-name="P14">How welcome Prateek to the group ? All reports will be in English, and talks as well (this report as well). Is he interested by the project ? If(yes) then {Welcome !}</text:p>
        </text:list-item>
        <text:list-item>
          <text:p text:style-name="P14">What's up with Gabriel's Arimaa game ? He solved some other bugs, changed icons, switch to C++11 with the SFML library (for the graphic window). One major improvement of the new C++ : null is remplaced by nullptr : no possibility of nullPointerException anymore.</text:p>
          <text:p text:style-name="P14">There may be more problems : play the game more to find bugs. He added saving of game (file backup), and he improved the selection of icon at the beginning of the game (if it is not possible anymore to add a piece, the piece's color change)</text:p>
        </text:list-item>
        <text:list-item>
          <text:p text:style-name="P14">"Etat de l'art" (latest developments of the MonteCarlo Research – MCTS) Presentation of the work of Mikail and Benoit on the parallelization tecnics. The two methods (roots and trees) have pros and cons, maybe it will be good to mix the two, as an hybrid method.</text:p>
        </text:list-item>
        <text:list-item>
          <text:p text:style-name="P14">OpenMP could be used in this project to parallelize calculations. But C++11 add the multithreading, so what's the best. We need to choose one of them for next week.</text:p>
        </text:list-item>
        <text:list-item>
          <text:p text:style-name="P14">Assessment of the Arimaa's thesis by Mikail. He made a recap of it (look ar the links above). We usually use the capacity of CPU for our calculation, but it may be more interessant to use the capacity of GPU.</text:p>
        </text:list-item>
        <text:list-item>
          <text:p text:style-name="P14">Benoit presented Accelerating Parallel Kamilrochi (look at the link above)</text:p>
        </text:list-item>
        <text:list-item>
          <text:p text:style-name="P14">Baptiste worked on MS Project to plan what's remaining to do (everything). We need to take notes of the name and time conceeded of the task we were doing. Baptiste will show us with a tutorial what we have to do to add data in the file.</text:p>
        </text:list-item>
      </text:list>
      <text:p text:style-name="P1"/>
      <text:p text:style-name="Standard">Notes CR3 :</text:p>
      <text:p text:style-name="Standard">pas faire du par cœur pour l'anglais : faire ce qu'on peut, essayer d'écrire en anglais. Préparer ses phrases. Aide de CR pour l'anglais (sanction) voir avec mr anquetil. Phrases trop compliquées, noyées → structurer, pas faire de faire qui tournent en rond.</text:p>
      <text:p text:style-name="Standard">Accepter le travail en plus + anglais / coté positif parler en anglais</text:p>
      <text:p text:style-name="Standard">utiliser a version de gabriel pour pouvoir passer devant a l'oral</text:p>
      <text:p text:style-name="Standard">remplacer grid5000</text:p>
      <text:p text:style-name="Standard">MPI et parallélisation d'abre – algo thèse éléments à mettre dans la présentation de décembre</text:p>
      <text:p text:style-name="Standard">MCTS sur le GO : étude</text:p>
      <text:p text:style-name="Standard">faire une parallélisation hybride : faire entre les deux, multicluster</text:p>
      <text:p text:style-name="Standard"><text:soft-page-break/>pas besoin de beaucoup beaucoup de mémoire.</text:p>
      <text:p text:style-name="Standard">2volution cpu gpu ? Sur arimaa.</text:p>
      <text:p text:style-name="Standard">C++11 penser parallele</text:p>
      <text:p text:style-name="Standard">Open MP : penser séquentiel paralléliser</text:p>
      <text:p text:style-name="Standard">plus facile Open MP sinon penser parallèle code pluscompliqué, avantages ? Plus fin avec des thread ? La question si Open MP est vraiment utile. Se renseigner dessus, comparaisons utilisations choix la semaine prochaine, choix en vitesse si différence non négligeable, (CR voit pas pk)</text:p>
      <text:p text:style-name="Standard">utiliser avec le GPU intéressant, contraintes, aton accès a de bonnes machine a gpu.</text:p>
      <text:p text:style-name="Standard">Modèle de parallélisme : plus de thread si change les stats sur la premiere ligne, NPI pas nécessaire, NPI sync stricte entre processeurs, envoyer des données pour l'agrégation-&gt; utiliser directement des C++ (socketcommuniquer avec les pc a la place de mpi) Grid 5000 pas la meme vitesse sur les machines, sync pas possible donc pas de mpi (librairies corba ?)</text:p>
      <text:p text:style-name="Standard">thread plus flexible mais plus difficile, openMP plus facile mais peut etre que les performances sont plus nulles (thread en c si pas open mp) librairie boost.org(c++) surcouches normalisées et standardisées. Protocole http syle de communication "rest" pour passer des données entre machines en utilisation machine – services web</text:p>
      <text:p text:style-name="Standard"/>
      <text:p text:style-name="Standard">TODOLIST</text:p>
      <text:p text:style-name="Standard">rechercher GPU utilité regarder état de la programmation (Baptiste)</text:p>
      <text:p text:style-name="Standard">rechercher C++11 Open MP regarder état de la programmation (Benoit everywhere) (faire tout ce qu'on aura besoin – 3 algos)</text:p>
      <text:p text:style-name="Standard">rechrcher une solution de parallélisation (algo + stratégies d'utilisation) (Mikail + benoit)</text:p>
      <text:p text:style-name="Standard">regarder lalibrairie boost (Gabriel)</text:p>
      <text:p text:style-name="Standard">noter tous les temps de ce queon a deja fait (tous)</text:p>
      <text:p text:style-name="Standard">zotero latex (mikail) générer un .bibtex</text:p>
      <text:p text:style-name="Standard">reorganiser le plan du rapport (dan)</text:p>
      <text:p text:style-name="Standard">finir le jeu (gabriel si ya le temps)</text:p>
      <text:p text:style-name="Standard">enlever un mail de réponse (marin bertier CR copie)</text:p>
      <text:p text:style-name="Standard">répartition des taches de la rédaction du premier rapport (pas de parties communes a dan de vérifier ne pas résonner au nombre de pages - important)</text:p>
      <text:p text:style-name="Standard"/>
      <text:p text:style-name="Standard">rapport 1 :</text:p>
      <text:p text:style-name="Standard"/>
      <text:p text:style-name="Standard">2 ou 3 </text:p>
      <text:p text:style-name="Standard">on prépare le jeu avant ou le jeu apres : algo général si on choisit arimaa mettre arimaa en 1 sinon inverser si on prend le morpion.</text:p>
      <text:p text:style-name="Standard">Agréable a lire, sans 10000 pages, savoir lire</text:p>
      <text:p text:style-name="Standard">Latex</text:p>
      <text:p text:style-name="Standard"/>
      <text:p text:style-name="Standard">a proposé a tous les encadrants, peut apporter qqch selon marin. Plus petit effectif</text:p>
      <text:p text:style-name="P5">tuer marin bertier en le faisant parler anglais.</text:p>
      <text:p text:style-name="P2"/>
      <text:h text:style-name="P7" text:outline-level="1">Planification</text:h>
      <text:p text:style-name="P2">Tâche<text:tab/><text:tab/><text:tab/><text:tab/><text:tab/><text:tab/><text:tab/>Responsable<text:tab/><text:tab/>Deadline</text:p>
      <text:p text:style-name="P2"/>
      <text:h text:style-name="P3" text:outline-level="1">Next meeting : 08/10</text:h>
      <text:h text:style-name="P3" text:outline-level="1">Links (on the GitHub Arimaa) :</text:h>
      <text:list xml:id="list7102896346849337734" text:style-name="L4">
        <text:list-item>
          <text:p text:style-name="P13">Arimaa\Docs\Resume des methodes de parallelisation\resume.txt is a recap of the method of parallelization</text:p>
        </text:list-item>
        <text:list-item>
          <text:p text:style-name="P11"><text:span text:style-name="T3">Arimaa\Docs\MCTS Generalites\AcceleratingParallel_KamilRocki.pdf is Beno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0-02T23:37:56.51</dc:date>
    <dc:creator>Dan </dc:creator>
    <meta:editing-duration>PT5H18M37S</meta:editing-duration>
    <meta:editing-cycles>54</meta:editing-cycles>
    <meta:generator>OpenOffice/4.1.0$Win32 OpenOffice.org_project/410m18$Build-9764</meta:generator>
    <meta:document-statistic meta:table-count="0" meta:image-count="0" meta:object-count="0" meta:page-count="2" meta:paragraph-count="65" meta:word-count="928" meta:character-count="5432"/>
  </office:meta>
</office:document-meta>
</file>